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{ sour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targe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 targe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targe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targe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targe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target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targe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target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target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target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target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target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target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target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target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target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target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target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target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target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target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target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target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target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target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target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target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target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target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phylo”</text:p>
          </table:table-cell>
          <table:table-cell office:value-type="string" calcext:value-type="string">
            <text:p>, intensity:</text:p>
          </table:table-cell>
          <table:table-cell table:formula="of:=[.$H$6]" office:value-type="float" office:value="50" calcext:value-type="float">
            <text:p>5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58.3" calcext:value-type="float">
            <text:p>58.3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targe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62.4" calcext:value-type="float">
            <text:p>62.4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targe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targe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targe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targe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33.3/2" office:value-type="float" office:value="16.65" calcext:value-type="float">
            <text:p>16.65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(94+81.2)/2" office:value-type="float" office:value="87.6" calcext:value-type="float">
            <text:p>87.6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6.9/2" office:value-type="float" office:value="3.45" calcext:value-type="float">
            <text:p>3.4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lanulozo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phonophor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targe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3.65/2" office:value-type="float" office:value="1.825" calcext:value-type="float">
            <text:p>1.82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lateri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tostomi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ctinopterygii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Chaetognath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187.6/2" office:value-type="float" office:value="93.8" calcext:value-type="float">
            <text:p>93.8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nChaet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3.45/2" office:value-type="float" office:value="1.725" calcext:value-type="float">
            <text:p>1.72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ollusc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ustace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target: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[.H80]/2" office:value-type="float" office:value="0.9125" calcext:value-type="float">
            <text:p>0.912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stracod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ulticrustace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pepod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lacostrac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(34.3+25)/2" office:value-type="float" office:value="29.65" calcext:value-type="float">
            <text:p>29.6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mphipod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ecapod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36.63/2" office:value-type="float" office:value="18.315" calcext:value-type="float">
            <text:p>18.31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hizophysa eyesenhardti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string" calcext:value-type="string">
            <text:p>Codonophor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hysonectae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(29.65+58.3)/2" office:value-type="float" office:value="43.975" calcext:value-type="float">
            <text:p>43.97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alycophorae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55.1/2" office:value-type="float" office:value="27.55" calcext:value-type="float">
            <text:p>27.5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galmatidae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(18.315+16.6)/2" office:value-type="float" office:value="17.4575" calcext:value-type="float">
            <text:p>17.457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orskalia edwardsii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6.7/2" office:value-type="float" office:value="3.35" calcext:value-type="float">
            <text:p>3.3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anomia bijug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target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(93.8/2)" office:value-type="float" office:value="46.9" calcext:value-type="float">
            <text:p>46.9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gaAth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target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[.H85]/2" office:value-type="float" office:value="0.8625" calcext:value-type="float">
            <text:p>0.862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galma elegans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target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[.H86]/2" office:value-type="float" office:value="0.25" calcext:value-type="float">
            <text:p>0.2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thorybia rosacea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target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table:formula="of:=[.H87]/2" office:value-type="float" office:value="0.45625" calcext:value-type="float">
            <text:p>0.45625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ippopodius hippopus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targe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ph-diphdae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targe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phaeronectes gracilis</text:p>
          </table:table-cell>
        </table:table-row>
        <table:table-row table:style-name="ro1">
          <table:table-cell office:value-type="string" calcext:value-type="string">
            <text:p>{ source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target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“food”</text:p>
          </table:table-cell>
          <table:table-cell office:value-type="string" calcext:value-type="string">
            <text:p>, intensity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iphyidae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string" calcext:value-type="string">
            <text:p>Mugsulc</text:p>
          </table:table-cell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string" calcext:value-type="string">
            <text:p>AbyDisp</text:p>
          </table:table-cell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string" calcext:value-type="string">
            <text:p>Muggiaea atlantica</text:p>
          </table:table-cell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string" calcext:value-type="string">
            <text:p>Sulculeolaria quadrivalvis</text:p>
          </table:table-cell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string" calcext:value-type="string">
            <text:p>Abyla trigona</text:p>
          </table:table-cell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string" calcext:value-type="string">
            <text:p>Diphyes disp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0:27:41.793946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2:05:50.475787556</meta:creation-date>
    <dc:date>2015-11-17T11:31:13.424684425</dc:date>
    <meta:editing-duration>PT1H32M33S</meta:editing-duration>
    <meta:editing-cycles>20</meta:editing-cycles>
    <meta:generator>LibreOffice/4.2.8.2$Linux_X86_64 LibreOffice_project/420m0$Build-2</meta:generator>
    <meta:document-statistic meta:table-count="1" meta:cell-count="978" meta:object-count="0"/>
  </office:meta>
</office:document-meta>
</file>